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7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4.552cm"/>
    </style:style>
    <style:style style:name="co4" style:family="table-column">
      <style:table-column-properties fo:break-before="auto" style:column-width="6.376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background-color="#dbeaff" style:text-align-source="fix" style:repeat-content="false" fo:border-left="none" fo:border-right="0.002cm solid #cbcbcb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-bottom="0.002cm solid #aaaaaa" fo:background-color="#efefef" style:text-align-source="fix" style:repeat-content="false" fo:border-left="none" fo:border-right="0.002cm solid #cbcbcb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5" style:family="table-cell" style:parent-style-name="Default" style:data-style-name="N0">
      <style:table-cell-properties fo:border-bottom="none" fo:background-color="#efefef" style:text-align-source="fix" style:repeat-content="false" fo:border-left="none" fo:border-right="0.002cm solid #cbcbcb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bottom="0.002cm solid #aaaaaa" fo:background-color="#ffffff" style:text-align-source="fix" style:repeat-content="false" fo:border-left="none" fo:border-right="0.002cm solid #cbcbcb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bottom="none" fo:background-color="#efefef" style:text-align-source="fix" style:repeat-content="false" fo:wrap-option="wrap" fo:border-left="none" fo:border-right="0.002cm solid #cbcbcb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bottom="0.002cm solid #aaaaaa" fo:background-color="#ffffff" style:text-align-source="fix" style:repeat-content="false" fo:wrap-option="wrap" fo:border-left="none" fo:border-right="0.002cm solid #cbcbcb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bottom="0.002cm solid #aaaaaa" fo:background-color="#ffffff" fo:border-left="none" fo:border-right="none" fo:border-top="none"/>
    </style:style>
    <style:style style:name="ce10" style:family="table-cell" style:parent-style-name="Default" style:data-style-name="N103">
      <style:table-cell-properties fo:border-bottom="none" fo:background-color="#efefef" style:text-align-source="fix" style:repeat-content="false" fo:border-left="none" fo:border-right="0.002cm solid #cbcbcb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2" style:family="table-cell" style:parent-style-name="Collegamento_20_ipertestuale" style:data-style-name="N0">
      <style:table-cell-properties fo:background-color="#efefef" style:cell-protect="protected" style:print-content="true" style:text-align-source="fix" style:repeat-content="false" style:vertical-align="middle"/>
      <style:paragraph-properties fo:text-align="center"/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odulo</text:p>
          </table:table-cell>
          <table:table-cell office:value-type="string">
            <text:p>Codice</text:p>
          </table:table-cell>
          <table:table-cell office:value-type="string">
            <text:p>Traduzio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oursepath</text:p>
          </table:table-cell>
          <table:table-cell office:value-type="string">
            <text:p>_NO_COURSEPATH_FOUND</text:p>
          </table:table-cell>
          <table:table-cell office:value-type="string">
            <text:p>Nessun percorso formativo trovato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_NO_COURSEPATH_SELECTED</text:p>
          </table:table-cell>
          <table:table-cell office:value-type="string">
            <text:p>Nessun percorso formativo selezionat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etacertificate</text:p>
          </table:table-cell>
          <table:table-cell office:value-type="string">
            <text:p>_NEW_AGGREGATE_CERTIFICATE</text:p>
          </table:table-cell>
          <table:table-cell office:value-type="string">
            <text:p>Nuovo certificato aggregato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_ASSOCIATES_AGGREGATE_CERTIFICATE</text:p>
          </table:table-cell>
          <table:table-cell office:value-type="string">
            <text:p>Associazioni certificati aggregati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_AGGREGATE_CERTIFICATE_LIST</text:p>
          </table:table-cell>
          <table:table-cell office:value-type="string">
            <text:p>Lista certificati aggregati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_ASSIGN_AGGREGATE_CERTIFICATE</text:p>
          </table:table-cell>
          <table:table-cell office:value-type="string">
            <text:p>Assegna certificati aggregati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_AGGRETATE_CERTIFICATES_ASSOCIATION_CAPTION</text:p>
          </table:table-cell>
          <table:table-cell office:value-type="string">
            <text:p>Associazione certificati aggregati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_NEW_ASSOCIATION_AGGRETATE_CERTIFICATE</text:p>
          </table:table-cell>
          <table:table-cell office:value-type="string">
            <text:p>Nuova associazio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standard</text:p>
          </table:table-cell>
          <table:table-cell table:style-name="ce5" office:value-type="string">
            <text:p>_COURSEPATHS</text:p>
          </table:table-cell>
          <table:table-cell table:style-name="ce7" office:value-type="string">
            <text:p>Percorsi formativi</text:p>
          </table:table-cell>
          <table:table-cell/>
          <table:table-cell table:style-name="ce7"/>
          <table:table-cell table:style-name="ce10"/>
          <table:table-cell table:style-name="ce12"/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>
            <text:p>standard</text:p>
          </table:table-cell>
          <table:table-cell table:style-name="ce6" office:value-type="string">
            <text:p>_COURSEPATH</text:p>
          </table:table-cell>
          <table:table-cell table:style-name="ce8" office:value-type="string">
            <text:p>Percorso formativo</text:p>
          </table:table-cell>
          <table:table-cell/>
          <table:table-cell table:style-name="ce9" table:number-columns-repeated="3"/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_USER_RELEASE</text:p>
          </table:table-cell>
          <table:table-cell office:value-type="string">
            <text:p>Rilascio del certificato all'utente</text:p>
          </table:table-cell>
          <table:table-cell table:number-columns-repeated="2"/>
          <table:table-cell table:style-name="ce11"/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_MODIFY_COURSE_ASSOCIATIONS</text:p>
          </table:table-cell>
          <table:table-cell office:value-type="string">
            <text:p>Modifica associazioni corso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_MODIFY_COURSEPATH_ASSOCIATIONS</text:p>
          </table:table-cell>
          <table:table-cell office:value-type="string">
            <text:p>Modifica associazioni percorso formativo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2">
        <table:table-column table:style-name="co2" table:default-cell-style-name="ce1"/>
        <table:table-column table:style-name="co5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2">
        <table:table-column table:style-name="co2" table:default-cell-style-name="ce1"/>
        <table:table-column table:style-name="co5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0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04P0"/>
    </number:currency-style>
    <number:date-style style:name="N10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8103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llegamento_20_ipertestuale" style:display-name="Collegamento ipertestuale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7">17/10/2019</text:date>, <text:time>16.12.1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Gregorio Giorgino</meta:initial-creator>
    <dc:creator>Gregorio Giorgino</dc:creator>
    <meta:creation-date>2019-09-12T09:49:25Z</meta:creation-date>
    <dc:date>2019-10-17T16:12:15</dc:date>
    <meta:editing-cycles>9</meta:editing-cycles>
    <meta:editing-duration>PT6H42M4S</meta:editing-duration>
    <meta:document-statistic meta:table-count="3" meta:cell-count="33" meta:object-count="0"/>
  </office:meta>
</office:document-meta>
</file>